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889cm" table:align="left"/>
    </style:style>
    <style:style style:name="Table1.A" style:family="table-column">
      <style:table-column-properties style:column-width="5.997cm"/>
    </style:style>
    <style:style style:name="Table1.B" style:family="table-column">
      <style:table-column-properties style:column-width="5.203cm"/>
    </style:style>
    <style:style style:name="Table1.C" style:family="table-column">
      <style:table-column-properties style:column-width="5.689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Standard">
      <style:text-properties style:font-name="Times New Roman" fo:font-size="14pt" officeooo:rsid="001ffda0" officeooo:paragraph-rsid="001ffda0" style:font-size-asian="14pt" style:font-size-complex="14pt"/>
    </style:style>
    <style:style style:name="P2" style:family="paragraph" style:parent-style-name="Standard">
      <style:text-properties style:font-name="Times New Roman" fo:font-size="12pt" officeooo:rsid="001ffda0" officeooo:paragraph-rsid="001ffda0" style:font-size-asian="10.5pt" style:font-size-complex="12pt"/>
    </style:style>
    <style:style style:name="P3" style:family="paragraph" style:parent-style-name="Text_20_body" style:master-page-name="">
      <loext:graphic-properties draw:fill="none"/>
      <style:paragraph-properties fo:margin-left="0.6cm" fo:margin-right="0cm" fo:text-indent="0cm" style:auto-text-indent="false" style:page-number="auto" fo:background-color="transparent"/>
      <style:text-properties style:font-name="Times New Roman" fo:font-size="12pt" officeooo:rsid="001ffda0" officeooo:paragraph-rsid="001ffda0" style:font-size-asian="10.5pt" style:font-size-complex="12pt"/>
    </style:style>
    <style:style style:name="P4" style:family="paragraph" style:parent-style-name="Text_20_body">
      <style:text-properties style:font-name="Times New Roman" officeooo:rsid="001ffda0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088cm"/>
        </style:tab-stops>
      </style:paragraph-properties>
      <style:text-properties style:font-name="Times New Roman" fo:font-size="12pt" officeooo:rsid="001ffda0" officeooo:paragraph-rsid="001ffda0" style:font-size-asian="10.5pt" style:font-size-complex="12pt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088cm"/>
        </style:tab-stops>
      </style:paragraph-properties>
      <style:text-properties style:font-name="Times New Roman" fo:font-size="12pt" officeooo:rsid="0022ac25" officeooo:paragraph-rsid="0022ac25" style:font-size-asian="10.5pt" style:font-size-complex="12pt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088cm"/>
        </style:tab-stops>
      </style:paragraph-properties>
      <style:text-properties style:font-name="Times New Roman" fo:font-size="12pt" officeooo:rsid="0020d1f0" officeooo:paragraph-rsid="001ffda0" style:font-size-asian="10.5pt" style:font-size-complex="12pt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088cm"/>
        </style:tab-stops>
      </style:paragraph-properties>
      <style:text-properties style:font-name="Times New Roman" fo:font-size="18pt" officeooo:rsid="001ffda0" officeooo:paragraph-rsid="001ffda0" style:font-size-asian="18pt" style:font-size-complex="18pt"/>
    </style:style>
    <style:style style:name="P9" style:family="paragraph" style:parent-style-name="Table_20_Heading">
      <style:paragraph-properties fo:margin-left="0cm" fo:margin-right="0cm" fo:text-indent="0cm" style:auto-text-indent="false"/>
      <style:text-properties fo:font-size="18pt" style:font-size-asian="18pt" style:font-size-complex="18pt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fo:font-size="18pt" style:font-size-asian="18pt" style:font-size-complex="18pt"/>
    </style:style>
    <style:style style:name="P11" style:family="paragraph" style:parent-style-name="Table_20_Contents">
      <style:text-properties fo:font-size="18pt" style:font-size-asian="18pt" style:font-size-complex="18pt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088cm"/>
        </style:tab-stops>
      </style:paragraph-properties>
      <style:text-properties style:font-name="Times New Roman" fo:font-size="12pt" officeooo:rsid="0020d1f0" officeooo:paragraph-rsid="0020d1f0" style:font-size-asian="10.5pt" style:font-size-complex="12pt"/>
    </style:style>
    <style:style style:name="T1" style:family="text">
      <style:text-properties officeooo:rsid="00226769"/>
    </style:style>
    <style:style style:name="T2" style:family="text">
      <style:text-properties fo:font-family="apple-system, BlinkMacSystemFont, 'Segoe UI', system-ui, 'Apple Color Emoji', 'Segoe UI Emoji', 'Segoe UI Web', sans-serif" fo:font-size="10.5pt"/>
    </style:style>
    <style:style style:name="T3" style:family="text">
      <style:text-properties officeooo:rsid="0020d1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ce Comparison &amp; De-dupe <text:span text:style-name="T1">a</text:span>pi document </text:p>
      <text:p text:style-name="P1"/>
      <text:p text:style-name="P2">1) Comparison of multiple DMS id:</text:p>
      <text:p text:style-name="P2"/>
      <text:p text:style-name="P2"><text:tab/>Primary DMS_id (images) is compared with multiple Secondary DMS_id (images)</text:p>
      <text:p text:style-name="P2"><text:tab/></text:p>
      <text:p text:style-name="P3"><text:span text:style-name="T2">curl --location '</text:span><text:a xlink:type="simple" xlink:href="https://lstgapig.chola.murugappa.com/cholafacededupeapi/1.0.0/compare_dms%27" office:target-frame-name="_blank" xlink:show="new" text:style-name="Internet_20_link" text:visited-style-name="Visited_20_Internet_20_Link"><text:span text:style-name="T2">https://lstgapig.chola.murugappa.com/cholafacededupeapi/1.0.0/compare_dms'</text:span></text:a><text:span text:style-name="T2"> \<text:line-break/>--header 'Content-Type: application/json' \<text:line-break/>--header 'Cookie: BIGipServernt1sfwvYlQItcSzKzOwTwg=!lb+hvN41IOzc0aTQbPu2FyL6sT29i7DOfAX5RRv23NNXb0f18Aw9/e602aZYZ+UPrdxsbBgFI5acw8w=; BIGipServerePsKMEo4pLsHHkRQEnCqZQ=!8VoDGs4bsPX2FsTQbPu2FyL6sT29iyxXcBhynjGE6ioijpmK3uaYy0fW14PALYfXX2ON5xLbZWRjXQ==; TS0115bdc2=010bf814f75230a8bbd3d09fc8ea90697f4fde11b759dda9dcdbf714c8bc67cc534415dbb5bed1ad58e5b8dbd41eeaf7825a2d0736; TS0115bdc2=010bf814f7f03014f62e8e9f84e36c499e042c0e1b01ebe4586c761e21e1806d6e7dff048f28e647f4e2c9c5124aae273bfcfe45bf' \<text:line-break/>--header 'Authorization: Bearer eyJ4NXQiOiJOMkpqTWpOaU0yRXhZalJrTnpaalptWTFZVEF4Tm1GbE5qZzRPV1UxWVdRMll6YzFObVk1TlEiLCJraWQiOiJNREpsTmpJeE4yRTFPR1psT0dWbU1HUXhPVEZsTXpCbU5tRmpaalEwWTJZd09HWTBOMkkwWXpFNFl6WmpOalJoWW1SbU1tUTBPRGRpTkRoak1HRXdNQV9SUzI1NiIsImFsZyI6IlJTMjU2In0.eyJzdWIiOiJhcGltYW5hZ2VyIiwiYXV0IjoiQVBQTElDQVRJT04iLCJhdWQiOiI3c05mSDJGM3VqblVUUW94V1hBQzJBQ3RyS01hIiwibmJmIjoxNzQ0Nzk1NDA2LCJhenAiOiI3c05mSDJGM3VqblVUUW94V1hBQzJBQ3RyS01hIiwic2NvcGUiOiJkZWZhdWx0IiwiaXNzIjoiaHR0cHM6XC9cLzEwLjkuNDcuMzY6OTQ0NFwvb2F1dGgyXC90b2tlbiIsImV4cCI6MTc3NjM1MzAwNiwiaWF0IjoxNzQ0Nzk1NDA2LCJqdGkiOiIxNTZjZTJjOS1mYmIyLTRjZjQtODViMS0zZDFlZWVkZWEwNTIifQ.MUCFoAQMeet-YlJVx8AV-uLPY0qkro7TrRs7W8gI3CWyxaTiSEvS3CwbdrlbHdagtvt6otAOqvulghzPs_tK8XxGVxSVYb2_WSDEROynIvYhhPlI2eiRl2v79EomxgXoxS-rIy6mf5jmnbM7blzdiq8GgdFeat5miFzn8WXfMArJj5WbaxkT8vtW7BzPtuqIGbmcj-cCKluyOsNoNftjjilku-TOUdWa6rLrD4XvQhvJCxLHlSuMUS52ueHuc17LtrItgdz7IROJzxpXYGtF3MvId-No1_Me6TyWZ0Ck7-tIAEWpO7jdJGhVG_fXl79vdUiXuEQziCh34VFC68WVSw' \<text:line-break/>--data '{<text:line-break/>    "primary_dms_id": "77f270f4-4085-47ff-864c-45d2b25bdab4",<text:line-break/>    "comparison_dms_ids": [<text:line-break/>        "5b0e4498-4e91-49d1-a7b5-fa59a6addd81",<text:line-break/>        "01d94b8c-eba5-421a-86ac-f3773ec0122e",<text:line-break/>        "1969b545-c7cb-4d6f-9b46-cc5bb3fe8ec2"<text:line-break/>    ],<text:line-break/>    "margin": 0.1,<text:line-break/>    "vertical": "HL"<text:line-break/>}'</text:span></text:p>
      <text:p text:style-name="P4">  </text:p>
      <text:p text:style-name="P5">Threshold for match_status is set with 0.4, but Threshold can be set according to the use case <text:span text:style-name="T3">using similarity</text:span>. </text:p>
      <text:p text:style-name="P6">Vertical information is needed for logging.</text:p>
      <text:p text:style-name="P7"/>
      <text:p text:style-name="P5"><text:soft-page-break/></text:p>
      <text:p text:style-name="P5"/>
      <text:p text:style-name="P5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9">Match Score Range</text:p>
            </table:table-cell>
            <table:table-cell table:style-name="Table1.A1" office:value-type="string">
              <text:p text:style-name="P9">Classification</text:p>
            </table:table-cell>
            <table:table-cell table:style-name="Table1.A1" office:value-type="string">
              <text:p text:style-name="P9">Result</text:p>
            </table:table-cell>
          </table:table-row>
        </table:table-header-rows>
        <table:table-row>
          <table:table-cell table:style-name="Table1.A1" office:value-type="string">
            <text:p text:style-name="P10">&gt; 0.4</text:p>
          </table:table-cell>
          <table:table-cell table:style-name="Table1.A1" office:value-type="string">
            <text:p text:style-name="P10">Same Person</text:p>
          </table:table-cell>
          <table:table-cell table:style-name="Table1.A1" office:value-type="string">
            <text:p text:style-name="P10">"Match"</text:p>
          </table:table-cell>
        </table:table-row>
        <table:table-row>
          <table:table-cell table:style-name="Table1.A1" office:value-type="string">
            <text:p text:style-name="P10">0.3 ≤ score &lt; 0.4</text:p>
          </table:table-cell>
          <table:table-cell table:style-name="Table1.A1" office:value-type="string">
            <text:p text:style-name="P10">Potential Match</text:p>
          </table:table-cell>
          <table:table-cell table:style-name="Table1.A1" office:value-type="string">
            <text:p text:style-name="P10">"Potential"</text:p>
          </table:table-cell>
        </table:table-row>
        <table:table-row>
          <table:table-cell table:style-name="Table1.A1" office:value-type="string">
            <text:p text:style-name="P10">&lt; 0.3</text:p>
          </table:table-cell>
          <table:table-cell table:style-name="Table1.A1" office:value-type="string">
            <text:p text:style-name="P10">Different Person</text:p>
          </table:table-cell>
          <table:table-cell table:style-name="Table1.A1" office:value-type="string">
            <text:p text:style-name="P11">"NO MATCH"</text:p>
          </table:table-cell>
        </table:table-row>
      </table:table>
      <text:p text:style-name="P8"/>
      <text:p text:style-name="P5">function processSimilarityResults(data) {</text:p>
      <text:p text:style-name="P5"><text:s text:c="4"/>return data.results.map(result =&gt; ({</text:p>
      <text:p text:style-name="P5"><text:s text:c="8"/>dms_id: result.dms_id,</text:p>
      <text:p text:style-name="P5"><text:s text:c="8"/>similarity_percentage: Math.round(result.similarity * 100),</text:p>
      <text:p text:style-name="P5"><text:s text:c="8"/>match_status: result.similarity &gt; 0.4 ? "MATCH" : </text:p>
      <text:p text:style-name="P5"><text:s text:c="21"/>result.similarity &gt;= 0.3 ? "POTENTIAL" : "NO MATCH"</text:p>
      <text:p text:style-name="P5"><text:s text:c="4"/>}));</text:p>
      <text:p text:style-name="P5">}</text:p>
      <text:p text:style-name="P5"/>
      <text:p text:style-name="P12">example snipped to use it in javascript, similarity can be converted to percentage with multiplying the value to 100.</text:p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9T10:36:05.217047200</meta:creation-date>
    <dc:date>2025-06-02T16:52:36.443953500</dc:date>
    <meta:editing-duration>PT1H2M29S</meta:editing-duration>
    <meta:editing-cycles>2</meta:editing-cycles>
    <meta:generator>LibreOffice/25.2.2.2$Windows_X86_64 LibreOffice_project/7370d4be9e3cf6031a51beef54ff3bda878e3fac</meta:generator>
    <meta:document-statistic meta:table-count="1" meta:image-count="0" meta:object-count="0" meta:page-count="2" meta:paragraph-count="29" meta:word-count="160" meta:character-count="2786" meta:non-whitespace-character-count="2554"/>
  </office:meta>
</office:document-meta>
</file>